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fo:color="#FF0000" style:font-name="Consolas" style:font-name-asian="Consolas" style:font-name-complex="Consolas" style:font-family-generic="modern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862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3.095625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4.41854166666667cm"/>
    </style:style>
    <style:style style:name="co8" style:family="table-column">
      <style:table-column-properties fo:break-before="auto" style:column-width="2.80458333333333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6458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OC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Essai</text:p>
          </table:table-cell>
          <table:table-cell office:value-type="string" table:style-name="ce2">
            <text:p>Nombre de lignes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UFC" table:style-name="ta2"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Catégorie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Moyen</text:p>
          </table:table-cell>
          <table:table-cell office:value-type="string" table:style-name="ce1">
            <text:p>Difficile</text:p>
          </table:table-cell>
          <table:table-cell table:style-name="ce1"/>
          <table:table-cell office:value-type="string" table:style-name="ce1">
            <text:p>Catégorie</text:p>
          </table:table-cell>
          <table:table-cell office:value-type="string" table:style-name="ce1">
            <text:p>Simple</text:p>
          </table:table-cell>
          <table:table-cell office:value-type="string" table:style-name="ce1">
            <text:p>Moyen</text:p>
          </table:table-cell>
          <table:table-cell office:value-type="string" table:style-name="ce1">
            <text:p>Difficile</text:p>
          </table:table-cell>
          <table:table-cell table:number-columns-repeated="2" table:style-name="ce1"/>
          <table:table-cell office:value-type="string" table:style-name="ce3">
            <text:p>Résultat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ntrées extern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Entrées externes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44" table:formula="of:=SUMPRODUCT([.B2:.D6]*[.G2:.I6])" table:number-matrix-columns-spanned="1" table:number-matrix-rows-spanned="1" table:style-name="ce1">
            <text:p>14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orties externes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Sorties externes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Requêtes externes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Requêtes externes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chiers internes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Fichiers internes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Fichiers externes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Fichiers externes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5" table:style-name="ce1"/>
        </table:table-row>
        <table:table-row table:number-rows-repeated="1048570" table:style-name="ro1">
          <table:table-cell table:number-columns-repeated="16384"/>
        </table:table-row>
      </table:table>
      <table:table table:name="CC" table:style-name="ta1">
        <table:table-column table:style-name="co6" table:default-cell-style-name="ce1"/>
        <table:table-column table:style-name="co4" table:default-cell-style-name="ce1"/>
        <table:table-column table:style-name="co7" table:number-columns-repeated="2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Nombre d’arcs</text:p>
          </table:table-cell>
          <table:table-cell office:value-type="string" table:style-name="ce1">
            <text:p>Nombre de nœuds</text:p>
          </table:table-cell>
          <table:table-cell office:value-type="string" table:style-name="ce1">
            <text:p>Nombre de procédures</text:p>
          </table:table-cell>
          <table:table-cell office:value-type="string" table:style-name="ce1">
            <text:p>Compléxité cyclomatique</text:p>
          </table:table-cell>
          <table:table-cell table:number-columns-repeated="16380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0" table:formula="of:=[.A2]-[.B2]+2*[.C2]" table:style-name="ce1">
            <text:p>10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  <table:table table:name="Halstead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style-name="ce1">
            <text:p>opérateur dis</text:p>
          </table:table-cell>
          <table:table-cell office:value-type="string" table:style-name="ce1">
            <text:p>opérateur occ</text:p>
          </table:table-cell>
          <table:table-cell office:value-type="string" table:style-name="ce1">
            <text:p>opérandes dis</text:p>
          </table:table-cell>
          <table:table-cell office:value-type="string" table:style-name="ce1">
            <text:p>opérandes occ</text:p>
          </table:table-cell>
          <table:table-cell office:value-type="string" table:style-name="ce1">
            <text:p>Longeur prog</text:p>
          </table:table-cell>
          <table:table-cell office:value-type="string" table:style-name="ce1">
            <text:p>Voc prog</text:p>
          </table:table-cell>
          <table:table-cell office:value-type="string" table:style-name="ce1">
            <text:p>Volume</text:p>
          </table:table-cell>
          <table:table-cell office:value-type="string" table:style-name="ce1">
            <text:p>Difficulté</text:p>
          </table:table-cell>
          <table:table-cell office:value-type="string" table:style-name="ce1">
            <text:p>Effort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67" table:style-name="ce1">
            <text:p>67</text:p>
          </table:table-cell>
          <table:table-cell office:value-type="float" office:value="6" table:style-name="ce1">
            <text:p>6</text:p>
          </table:table-cell>
          <table:table-cell office:value-type="float" office:value="32" table:style-name="ce1">
            <text:p>32</text:p>
          </table:table-cell>
          <table:table-cell office:value-type="float" office:value="99" table:formula="of:=[.B2]+[.D2]" table:style-name="ce1">
            <text:p>99</text:p>
          </table:table-cell>
          <table:table-cell office:value-type="float" office:value="27" table:formula="of:=[.A2]+[.C2]" table:style-name="ce1">
            <text:p>27</text:p>
          </table:table-cell>
          <table:table-cell office:value-type="float" office:value="470.73386271418343" table:formula="of:=[.E2]*LOG([.F2]; 2)" table:style-name="ce1">
            <text:p>470,7338627</text:p>
          </table:table-cell>
          <table:table-cell office:value-type="float" office:value="56" table:formula="of:=([.A2]/2)*([.D2]/[.C2])" table:style-name="ce1">
            <text:p>56</text:p>
          </table:table-cell>
          <table:table-cell office:value-type="float" office:value="26361.096311994272" table:formula="of:=[.H2]*[.G2]" table:style-name="ce1">
            <text:p>26361,09631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dc:creator>LACOMBE Dorian</dc:creator>
    <meta:creation-date>2025-10-15T08:56:55Z</meta:creation-date>
    <dc:date>2025-10-15T09:11:27Z</dc:date>
    <meta:editing-cycles>3</meta:editing-cycles>
    <meta:editing-duration>PT2842S</meta:editing-duration>
  </office:meta>
</office:document-meta>
</file>